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1a1" officeooo:paragraph-rsid="0018c1a1"/>
    </style:style>
    <style:style style:name="P2" style:family="paragraph" style:parent-style-name="Standard" style:list-style-name="L2">
      <style:text-properties officeooo:rsid="0018c1a1" officeooo:paragraph-rsid="0018c1a1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officeooo:rsid="001a57eb" officeooo:paragraph-rsid="001a57eb"/>
    </style:style>
    <style:style style:name="P5" style:family="paragraph" style:parent-style-name="Standard">
      <style:text-properties officeooo:rsid="001aa435" officeooo:paragraph-rsid="001aa435"/>
    </style:style>
    <style:style style:name="P6" style:family="paragraph" style:parent-style-name="Standard" style:list-style-name="L2">
      <style:text-properties officeooo:rsid="001aa435" officeooo:paragraph-rsid="001aa435"/>
    </style:style>
    <style:style style:name="T1" style:family="text">
      <style:text-properties officeooo:rsid="0018c1a1"/>
    </style:style>
    <style:style style:name="T2" style:family="text">
      <style:text-properties officeooo:rsid="0019d980"/>
    </style:style>
    <style:style style:name="T3" style:family="text">
      <style:text-properties officeooo:rsid="001a57eb"/>
    </style:style>
    <style:style style:name="T4" style:family="text">
      <style:text-properties officeooo:rsid="001aa4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FOSS Special Session – HFOSS Curious?</text:h>
      <text:h text:style-name="Heading_20_3" text:outline-level="3">SIGCSE 2019 - <text:span text:style-name="T1">Breakout Discussion</text:span></text:h>
      <text:p text:style-name="P1"/>
      <text:p text:style-name="P1">Goal: give people a chance to discuss particulars of their HFOSS interests and ask some more specific questions in a smaller group setting</text:p>
      <text:p text:style-name="P1"/>
      <text:p text:style-name="P1">Organization of groups: breakout groups by course type (adjust depending on number of attendees):</text:p>
      <text:list xml:id="list2529826375" text:style-name="L1">
        <text:list-item>
          <text:p text:style-name="P3">HFOSS in computing intro courses <text:span text:style-name="T4">(Darci, Joanna)</text:span></text:p>
        </text:list-item>
        <text:list-item>
          <text:p text:style-name="P3">HFOSS in software engineering and capstone/project courses <text:span text:style-name="T4">(Grant, Josh)</text:span></text:p>
        </text:list-item>
        <text:list-item>
          <text:p text:style-name="P3">Full HFOSS courses <text:span text:style-name="T4">(Chris, Patti)</text:span></text:p>
        </text:list-item>
        <text:list-item>
          <text:p text:style-name="P3">HFOSS other <text:span text:style-name="T4">(Lynn, Karl)</text:span></text:p>
        </text:list-item>
      </text:list>
      <text:p text:style-name="P5">Name assignments above are tentative, but I think these would work.</text:p>
      <text:p text:style-name="Standard"/>
      <text:p text:style-name="P1">Discussion questions/<text:span text:style-name="T2">topics</text:span> for groups (if needed):</text:p>
      <text:p text:style-name="P1"/>
      <text:list xml:id="list771554237" text:style-name="L2">
        <text:list-item>
          <text:p text:style-name="P2"><text:span text:style-name="T2">In what </text:span>course are you thinking about incorporating HFOSS?</text:p>
        </text:list-item>
        <text:list-item>
          <text:p text:style-name="P2">What <text:span text:style-name="T2">would be your </text:span>learning objectives?</text:p>
        </text:list-item>
        <text:list-item>
          <text:p text:style-name="P2"><text:span text:style-name="T2">H</text:span>ow <text:span text:style-name="T2">do you </text:span>typically assess student work? <text:s/><text:span text:style-name="T2">(And discuss</text:span> about how that might be different <text:span text:style-name="T2">with HFOSS.)</text:span></text:p>
        </text:list-item>
        <text:list-item>
          <text:p text:style-name="P2"><text:span text:style-name="T3">Teaching </text:span>process skills as well as technical skills <text:span text:style-name="T3">via HFOSS.</text:span></text:p>
        </text:list-item>
        <text:list-item>
          <text:p text:style-name="P2"><text:span text:style-name="T3">S</text:span>upport available in <text:span text:style-name="T3">the HFOSS education </text:span>community <text:span text:style-name="T3">(especially via </text:span>POSSE alums<text:span text:style-name="T3">)</text:span>.</text:p>
          <text:list>
            <text:list-item>
              <text:p text:style-name="P4">Option to attend POSSE</text:p>
            </text:list-item>
          </text:list>
        </text:list-item>
        <text:list-item>
          <text:p text:style-name="P6">Anything that the attendees want to discuss related to HFOSS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10:29.640000000</meta:creation-date>
    <dc:date>2019-02-25T15:08:56.057000000</dc:date>
    <meta:editing-duration>PT27M3S</meta:editing-duration>
    <meta:editing-cycles>4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7" meta:word-count="167" meta:character-count="1036" meta:non-whitespace-character-count="895"/>
  </office:meta>
</office:document-meta>
</file>